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3.88cm" fo:min-width="21.09cm" loext:decorative="false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3.56cm" fo:min-width="17.28cm" loext:decorative="false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02cm" fo:min-width="17.28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17.2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7.28cm" loext:decorative="false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02cm" fo:min-width="17.28cm" loext:decorative="false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2.29cm" fo:min-width="17.28cm" loext:decorative="false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.02cm" fo:min-width="17.28cm" loext:decorative="false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3.56cm" fo:min-width="17.28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1.02cm" fo:min-width="17.28cm" loext:decorative="false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.337cm" fo:min-width="17.28cm" loext:decorative="false"/>
      <style:paragraph-properties style:writing-mode="lr-tb"/>
    </style:style>
    <style:style style:name="gr2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7" draw:marker-end-width="0.3cm" draw:fill="none" draw:textarea-vertical-align="middle" loext:decorative="false"/>
      <style:paragraph-properties style:writing-mode="lr-tb"/>
    </style:style>
    <style:style style:name="gr2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7.37cm" fo:min-width="16.01cm" loext:decorative="false"/>
      <style:paragraph-properties style:writing-mode="lr-tb"/>
    </style:style>
    <style:style style:name="P1" style:family="paragraph">
      <style:paragraph-properties fo:text-align="start"/>
      <style:text-properties style:font-name="Liberation Mono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style:font-name="Liberation Mono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style:font-name="Liberation Mono" fo:font-size="14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4.13cm" svg:x="60.642cm" svg:y="14.605cm">
          <text:p text:style-name="P1"><text:span text:style-name="T1">#ip 1</text:span></text:p>
          <text:p text:style-name="P1"><text:span text:style-name="T1">0 <text:s text:c="2"/>seti 123 0 5 <text:s text:c="6"/># reg_5 = 123</text:span></text:p>
          <text:p text:style-name="P1"><text:span text:style-name="T1">1 <text:s text:c="2"/>bani 5 456 5 <text:s text:c="6"/># reg_5 &amp;= 456 # reg_5 = 0x48</text:span></text:p>
          <text:p text:style-name="P1"><text:span text:style-name="T1">2 <text:s text:c="2"/>eqri 5 72 5 <text:s text:c="7"/># reg_5 = reg_5 == 72</text:span></text:p>
          <text:p text:style-name="P1"><text:span text:style-name="T1">3 <text:s text:c="2"/>addr 5 1 1 <text:s text:c="8"/># ip += reg_5</text:span></text:p>
          <text:p text:style-name="P1"><text:span text:style-name="T1"/></text:p>
          <text:p text:style-name="P1"><text:span text:style-name="T1">4 <text:s text:c="2"/>seti 0 0 1 <text:s text:c="8"/># reg_0 = 1</text:span></text:p>
          <text:p text:style-name="P1"><text:span text:style-name="T1"/></text:p>
          <text:p text:style-name="P1"><text:span text:style-name="T1">5 <text:s text:c="2"/>seti 0 7 5 <text:s text:c="8"/># reg_5 = 0</text:span></text:p>
          <text:p text:style-name="P1"><text:span text:style-name="T1">6 <text:s text:c="2"/>bori 5 0x10000 4 <text:s text:c="2"/># reg_4 = reg_5 | 0x10000</text:span></text:p>
          <text:p text:style-name="P1"><text:span text:style-name="T1">7 <text:s text:c="2"/>seti 0xc8ccc9 6 5 <text:s/># reg_5 = 0xc8ccc9</text:span></text:p>
          <text:p text:style-name="P1"><text:span text:style-name="T1">8 <text:s text:c="2"/>bani 4 255 3 <text:s text:c="6"/># reg_3 = reg_4 &amp; 0xff</text:span></text:p>
          <text:p text:style-name="P1"><text:span text:style-name="T1">9 <text:s text:c="2"/>addr 5 3 5 <text:s text:c="8"/># reg_5 += reg_3</text:span></text:p>
          <text:p text:style-name="P1"><text:span text:style-name="T1">10 <text:s/>bani 5 16777215 5 <text:s/># reg_4 &amp;= 0xffffff</text:span></text:p>
          <text:p text:style-name="P1"><text:span text:style-name="T1">11 <text:s/>muli 5 65899 5 <text:s text:c="4"/># reg_5 *= 0x1016b</text:span></text:p>
          <text:p text:style-name="P1"><text:span text:style-name="T1">12 <text:s/>bani 5 16777215 5 <text:s/># reg_5 &amp;= 0xffffff</text:span></text:p>
          <text:p text:style-name="P1"><text:span text:style-name="T1">13 <text:s/>gtir 256 4 3 <text:s text:c="6"/># reg_3 = 0x100 &gt; reg_4</text:span></text:p>
          <text:p text:style-name="P1"><text:span text:style-name="T1">14 <text:s/>addr 3 1 1 <text:s text:c="8"/># ip += reg_3</text:span></text:p>
          <text:p text:style-name="P1"><text:span text:style-name="T1"/></text:p>
          <text:p text:style-name="P1"><text:span text:style-name="T1">15 <text:s/>addi 1 1 1 <text:s text:c="8"/># ip += 1</text:span></text:p>
          <text:p text:style-name="P1"><text:span text:style-name="T1"/></text:p>
          <text:p text:style-name="P1"><text:span text:style-name="T1">16 <text:s/>seti 27 9 1 <text:s text:c="7"/># ip = 27</text:span></text:p>
          <text:p text:style-name="P1"><text:span text:style-name="T1"/></text:p>
          <text:p text:style-name="P1"><text:span text:style-name="T1">17 <text:s/>seti 0 0 3</text:span></text:p>
          <text:p text:style-name="P1"><text:span text:style-name="T1">18 <text:s/>addi 3 1 2</text:span></text:p>
          <text:p text:style-name="P1"><text:span text:style-name="T1">19 <text:s/>muli 2 256 2</text:span></text:p>
          <text:p text:style-name="P1"><text:span text:style-name="T1">20 <text:s/>gtrr 2 4 2</text:span></text:p>
          <text:p text:style-name="P1"><text:span text:style-name="T1">21 <text:s/>addr 2 1 1</text:span></text:p>
          <text:p text:style-name="P1"><text:span text:style-name="T1">22 <text:s/>addi 1 1 1</text:span></text:p>
          <text:p text:style-name="P1"><text:span text:style-name="T1"/></text:p>
          <text:p text:style-name="P1"><text:span text:style-name="T1">23 <text:s/>seti 25 0 1</text:span></text:p>
          <text:p text:style-name="P1"><text:span text:style-name="T1"/></text:p>
          <text:p text:style-name="P1"><text:span text:style-name="T1">24 <text:s/>addi 3 1 3</text:span></text:p>
          <text:p text:style-name="P1"><text:span text:style-name="T1">25 <text:s/>seti 17 4 1</text:span></text:p>
          <text:p text:style-name="P1"><text:span text:style-name="T1">26 <text:s/>setr 3 3 4</text:span></text:p>
          <text:p text:style-name="P1"><text:span text:style-name="T1">27 <text:s/>seti 7 5 1</text:span></text:p>
          <text:p text:style-name="P1"><text:span text:style-name="T1"/></text:p>
          <text:p text:style-name="P1"><text:span text:style-name="T1">28 <text:s/>eqrr 5 0 3</text:span></text:p>
          <text:p text:style-name="P1"><text:span text:style-name="T1">29 <text:s/>addr 3 1 1</text:span></text:p>
          <text:p text:style-name="P1"><text:span text:style-name="T1">30 <text:s/>seti 5 6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7.78cm" svg:height="3.81cm" svg:x="35.56cm" svg:y="1.27cm">
          <text:p text:style-name="P2"><text:span text:style-name="T1">block_a()</text:span></text:p>
          <text:p text:style-name="P2"><text:span text:style-name="T1">0 <text:s text:c="2"/>seti 123 0 5 <text:s/># reg_5 = 0x7b</text:span></text:p>
          <text:p text:style-name="P2"><text:span text:style-name="T1">1 <text:s text:c="2"/>bani 5 456 5 <text:s/># reg_5 = 0x48</text:span></text:p>
          <text:p text:style-name="P2"><text:span text:style-name="T1">2 <text:s text:c="2"/>eqri 5 72 5 <text:s text:c="2"/># reg_5 = reg_5 == 72 # reg_5 = 1</text:span></text:p>
          <text:p text:style-name="P2"><text:span text:style-name="T1">3 <text:s text:c="2"/>addr 5 1 1 <text:s text:c="3"/># ip += reg_5 # ip +=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17.78cm" svg:height="1.27cm" svg:x="24.13cm" svg:y="6.35cm">
          <text:p text:style-name="P3"><text:span text:style-name="T2">block_b()</text:span></text:p>
          <text:p text:style-name="P3"><text:span text:style-name="T2">4 <text:s text:c="2"/>seti 0 0 1 <text:s text:c="3"/># ip = 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7.78cm" svg:height="5.08cm" svg:x="35.56cm" svg:y="15.24cm">
          <text:p text:style-name="P4"><text:span text:style-name="T1">block_e()</text:span></text:p>
          <text:p text:style-name="P4"><text:span text:style-name="T1">8 <text:s text:c="2"/>bani 4 255 3 <text:s text:c="6"/># reg_3 = reg_4 &amp; 0xff</text:span></text:p>
          <text:p text:style-name="P5"><text:span text:style-name="T1">9 <text:s text:c="2"/>addr 5 3 5 <text:s text:c="8"/># reg_5 += reg_3</text:span></text:p>
          <text:p text:style-name="P5"><text:span text:style-name="T1">10 <text:s/>bani 5 16777215 5 <text:s/># reg_5 &amp;= 0xffffff</text:span></text:p>
          <text:p text:style-name="P5"><text:span text:style-name="T1">11 <text:s/>muli 5 65899 5 <text:s text:c="4"/># reg_5 *= 0x1016b</text:span></text:p>
          <text:p text:style-name="P5"><text:span text:style-name="T1">12 <text:s/>bani 5 16777215 5 <text:s/># reg_5 &amp;= 0xffffff</text:span></text:p>
          <text:p text:style-name="P5"><text:span text:style-name="T1">13 <text:s/>gtir 256 4 3 <text:s text:c="6"/># reg_3 = 0x100 &gt; reg_4</text:span></text:p>
          <text:p text:style-name="P5"><text:span text:style-name="T1">14 <text:s/>addr 3 1 1 <text:s text:c="8"/># ip += reg_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17.78cm" svg:height="1.27cm" svg:x="15.24cm" svg:y="22.86cm">
          <text:p text:style-name="P5"><text:span text:style-name="T1">block_h()</text:span></text:p>
          <text:p text:style-name="P5"><text:span text:style-name="T1">15 <text:s/>addi 1 1 1 <text:s text:c="8"/># ip = 16 (17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44.45cm" svg:y1="5.08cm" svg:x2="44.45cm" svg:y2="10.16cm" draw:start-shape="id1" draw:start-glue-point="2" draw:end-shape="id2" draw:end-glue-point="0" svg:d="M44450 5080v5080" svg:viewBox="0 0 1 5081">
          <text:p/>
        </draw:connector>
        <draw:connector draw:style-name="gr7" draw:text-style-name="P7" draw:layer="layout" svg:x1="44.45cm" svg:y1="20.32cm" svg:x2="24.13cm" svg:y2="22.86cm" draw:start-shape="id3" draw:start-glue-point="2" draw:end-shape="id4" draw:end-glue-point="0" svg:d="M44450 20320v1270h-20320v1270" svg:viewBox="0 0 20321 2541">
          <text:p text:style-name="P6">reg_4 &gt;= 0x100</text:p>
        </draw:connector>
        <draw:custom-shape draw:style-name="gr8" draw:text-style-name="P5" xml:id="id5" draw:id="id5" draw:layer="layout" svg:width="17.78cm" svg:height="1.27cm" svg:x="35.56cm" svg:y="22.86cm">
          <text:p text:style-name="P5"><text:span text:style-name="T1">block_f()</text:span></text:p>
          <text:p text:style-name="P5"><text:span text:style-name="T1">16 <text:s/>seti 27 9 1 <text:s text:c="7"/># ip = 27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44.45cm" svg:y1="20.32cm" svg:x2="44.45cm" svg:y2="22.86cm" draw:start-shape="id3" draw:start-glue-point="2" draw:end-shape="id5" draw:end-glue-point="0" svg:d="M44450 20320v2540" svg:viewBox="0 0 1 2541">
          <text:p text:style-name="P6"><text:s text:c="3"/><text:s text:c="3"/><text:s text:c="3"/><text:s text:c="3"/><text:s text:c="3"/><text:s text:c="3"/><text:s text:c="3"/><text:s text:c="3"/><text:s text:c="3"/><text:s/>reg_4 &lt; 0x100</text:p>
        </draw:connector>
        <draw:custom-shape draw:style-name="gr10" draw:text-style-name="P5" xml:id="id6" draw:id="id6" draw:layer="layout" svg:width="17.78cm" svg:height="2.54cm" svg:x="35.56cm" svg:y="25.4cm">
          <text:p text:style-name="P5"><text:span text:style-name="T1">block_g()</text:span></text:p>
          <text:p text:style-name="P5"><text:span text:style-name="T1">28 <text:s/>eqrr 5 0 </text:span><text:span text:style-name="T1">3 <text:s text:c="2"/># reg_3 = </text:span><text:span text:style-name="T1">reg_0 == </text:span><text:span text:style-name="T1">reg_5</text:span></text:p>
          <text:p text:style-name="P5"><text:span text:style-name="T1">29 <text:s/>addr 3 1 </text:span><text:span text:style-name="T1">1 <text:s text:c="2"/># ip += </text:span><text:span text:style-name="T1">reg_3 # exit </text:span><text:span text:style-name="T1">if reg_5 == </text:span><text:span text:style-name="T1">reg_3</text:span></text:p>
          <text:p text:style-name="P5"><text:span text:style-name="T1">30 <text:s/>seti 5 6 </text:span><text:span text:style-name="T1">1 <text:s text:c="2"/># ip = 5 </text:span><text:span text:style-name="T1">(6)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44.45cm" svg:y1="24.13cm" svg:x2="44.45cm" svg:y2="25.4cm" draw:start-shape="id5" draw:start-glue-point="2" draw:end-shape="id6" draw:end-glue-point="0" svg:d="M44450 24130v1270" svg:viewBox="0 0 1 1271">
          <text:p/>
        </draw:connector>
        <draw:custom-shape draw:style-name="gr12" draw:text-style-name="P5" xml:id="id2" draw:id="id2" draw:layer="layout" svg:width="17.78cm" svg:height="1.27cm" svg:x="35.56cm" svg:y="10.16cm">
          <text:p text:style-name="P5"><text:span text:style-name="T1">block_c()</text:span></text:p>
          <text:p text:style-name="P5"><text:span text:style-name="T1">5 <text:s text:c="2"/>seti 0 7 5 <text:s text:c="8"/># reg_5 = 0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svg:x1="44.45cm" svg:y1="11.43cm" svg:x2="44.45cm" svg:y2="15.24cm" draw:start-shape="id2" draw:start-glue-point="2" draw:end-shape="id3" draw:end-glue-point="0" svg:d="M44450 11430v3810" svg:viewBox="0 0 1 3811">
          <text:p/>
        </draw:connector>
        <draw:connector draw:style-name="gr14" draw:text-style-name="P7" draw:layer="layout" draw:line-skew="0cm 23.361cm" svg:x1="44.45cm" svg:y1="27.94cm" svg:x2="44.45cm" svg:y2="12.7cm" draw:start-shape="id6" draw:start-glue-point="2" draw:end-shape="id7" draw:end-glue-point="0" svg:d="M44450 27940v501h13970v-16392h-13970v651" svg:viewBox="0 0 13971 16393">
          <text:p/>
        </draw:connector>
        <draw:custom-shape draw:style-name="gr15" draw:text-style-name="P5" xml:id="id9" draw:id="id9" draw:layer="layout" svg:width="17.78cm" svg:height="3.81cm" svg:x="15.24cm" svg:y="27.623cm">
          <text:p text:style-name="P5"><text:span text:style-name="T1">block_j()</text:span></text:p>
          <text:p text:style-name="P5"><text:span text:style-name="T1">18 <text:s/>addi 3 1 2 <text:s text:c="4"/># reg_2 = reg_3 + 1</text:span></text:p>
          <text:p text:style-name="P5"><text:span text:style-name="T1">19 <text:s/>muli 2 256 2 <text:s text:c="2"/># reg_2 *= 256</text:span></text:p>
          <text:p text:style-name="P5"><text:span text:style-name="T1">20 <text:s/>gtrr 2 4 2 <text:s text:c="4"/># reg_2 = reg_2 &gt; reg_4</text:span></text:p>
          <text:p text:style-name="P5"><text:span text:style-name="T1">21 <text:s/>addr 2 1 1 <text:s text:c="4"/># ip += reg_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7" draw:layer="layout" svg:x1="24.13cm" svg:y1="24.13cm" svg:x2="24.13cm" svg:y2="25.4cm" draw:start-shape="id4" draw:start-glue-point="2" draw:end-shape="id8" draw:end-glue-point="0" svg:d="M24130 24130v1270" svg:viewBox="0 0 1 1271">
          <text:p/>
        </draw:connector>
        <draw:custom-shape draw:style-name="gr5" draw:text-style-name="P6" xml:id="id11" draw:id="id11" draw:layer="layout" svg:width="17.78cm" svg:height="1.27cm" svg:x="35.56cm" svg:y="33.02cm">
          <text:p text:style-name="P5"><text:span text:style-name="T1">block_m()</text:span></text:p>
          <text:p text:style-name="P5"><text:span text:style-name="T1">23 <text:s/>seti 25 0 1 <text:s text:c="2"/># ip = 25 (26)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7" draw:id="id7" draw:layer="layout" svg:width="17.78cm" svg:height="1.27cm" svg:x="35.56cm" svg:y="12.7cm">
          <text:p text:style-name="P5"><text:span text:style-name="T1">block_d()</text:span></text:p>
          <text:p text:style-name="P5"><text:span text:style-name="T1">6 <text:s text:c="2"/>bori 5 0x10000 4 <text:s text:c="2"/># reg_4 = reg_5 | 0x10000</text:span></text:p>
          <text:p text:style-name="P5"><text:span text:style-name="T1">7 <text:s text:c="2"/>seti 0xc8ccc9 6 5 <text:s/># reg_5 = 0xc8ccc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17.78cm" svg:height="1.27cm" svg:x="15.24cm" svg:y="32.703cm">
          <text:p text:style-name="P5"><text:span text:style-name="T1">block_k()</text:span></text:p>
          <text:p text:style-name="P5"><text:span text:style-name="T1">22 <text:s/>addi 1 1 1 <text:s text:c="2"/># ip = 23 (24)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svg:x1="24.13cm" svg:y1="31.433cm" svg:x2="24.13cm" svg:y2="32.703cm" draw:start-shape="id9" draw:start-glue-point="2" draw:end-shape="id10" draw:end-glue-point="0" svg:d="M24130 31433v1270" svg:viewBox="0 0 1 1271">
          <text:p/>
        </draw:connector>
        <draw:connector draw:style-name="gr19" draw:text-style-name="P7" draw:layer="layout" svg:x1="24.13cm" svg:y1="31.433cm" svg:x2="44.45cm" svg:y2="33.02cm" draw:start-shape="id9" draw:start-glue-point="2" draw:end-shape="id11" draw:end-glue-point="0" svg:d="M24130 31433v794h20320v793" svg:viewBox="0 0 20321 1588">
          <text:p/>
        </draw:connector>
        <draw:custom-shape draw:style-name="gr20" draw:text-style-name="P5" xml:id="id12" draw:id="id12" draw:layer="layout" svg:width="17.78cm" svg:height="1.587cm" svg:x="15.24cm" svg:y="36.513cm">
          <text:p text:style-name="P5"><text:span text:style-name="T1">block_l()</text:span></text:p>
          <text:p text:style-name="P5"><text:span text:style-name="T1">24 <text:s/>addi 3 1 3 <text:s text:c="3"/># reg_3 += 1</text:span></text:p>
          <text:p text:style-name="P5"><text:span text:style-name="T1">25 <text:s/>seti 17 4 1 <text:s text:c="2"/># ip = 17 (18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3" draw:id="id13" draw:layer="layout" svg:width="17.78cm" svg:height="1.27cm" svg:x="35.56cm" svg:y="35.56cm">
          <text:p text:style-name="P4"><text:span text:style-name="T1">block_n()</text:span></text:p>
          <text:p text:style-name="P4"><text:span text:style-name="T1">26 <text:s/>setr 3 3 </text:span><text:span text:style-name="T1">4 <text:s text:c="2"/># reg_4 = </text:span><text:span text:style-name="T1">reg_3</text:span></text:p>
          <text:p text:style-name="P5"><text:span text:style-name="T1">27 <text:s/>seti 7 5 </text:span><text:span text:style-name="T1">1 <text:s text:c="2"/># ip = 7 </text:span><text:span text:style-name="T1">(8)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24.13cm" svg:y1="33.973cm" svg:x2="24.13cm" svg:y2="36.513cm" draw:start-shape="id10" draw:start-glue-point="2" draw:end-shape="id12" draw:end-glue-point="0" svg:d="M24130 33973v2540" svg:viewBox="0 0 1 2541">
          <text:p/>
        </draw:connector>
        <draw:connector draw:style-name="gr22" draw:text-style-name="P7" draw:layer="layout" svg:x1="44.45cm" svg:y1="34.29cm" svg:x2="44.45cm" svg:y2="35.56cm" draw:start-shape="id11" draw:end-shape="id13" draw:end-glue-point="0" svg:d="M44450 34290v1270" svg:viewBox="0 0 1 1271">
          <text:p/>
        </draw:connector>
        <draw:connector draw:style-name="gr23" draw:text-style-name="P7" draw:layer="layout" draw:line-skew="0cm 24.631cm" svg:x1="44.45cm" svg:y1="36.83cm" svg:x2="44.45cm" svg:y2="15.24cm" draw:start-shape="id13" draw:start-glue-point="2" draw:end-shape="id3" draw:end-glue-point="0" svg:d="M44450 36830v659h15240v-22750h-15240v501" svg:viewBox="0 0 15241 22751">
          <text:p/>
        </draw:connector>
        <draw:connector draw:style-name="gr24" draw:text-style-name="P7" draw:layer="layout" svg:x1="44.45cm" svg:y1="5.08cm" svg:x2="33.02cm" svg:y2="6.35cm" draw:start-shape="id1" draw:start-glue-point="2" draw:end-shape="id14" draw:end-glue-point="0" svg:d="M44450 5080v635h-11430v635" svg:viewBox="0 0 11431 1271">
          <text:p text:style-name="P6">how could this branch be taken?</text:p>
        </draw:connector>
        <draw:connector draw:style-name="gr25" draw:text-style-name="P7" draw:layer="layout" svg:x1="33.02cm" svg:y1="7.62cm" svg:x2="44.45cm" svg:y2="1.27cm" draw:start-shape="id14" draw:start-glue-point="2" draw:end-shape="id1" draw:end-glue-point="0" svg:d="M33020 7620v501h-9391v-7352h20821v501" svg:viewBox="0 0 20822 7353">
          <text:p/>
        </draw:connector>
        <draw:custom-shape draw:style-name="gr5" draw:text-style-name="P6" xml:id="id8" draw:id="id8" draw:layer="layout" svg:width="17.78cm" svg:height="1.27cm" svg:x="15.24cm" svg:y="25.4cm">
          <text:p text:style-name="P5"><text:span text:style-name="T1">block_i()</text:span></text:p>
          <text:p text:style-name="P5"><text:span text:style-name="T1">17 <text:s/>seti 0 0 3 <text:s text:c="2"/># reg_3 = 0</text:span></text:p>
          <draw:enhanced-geometry svg:viewBox="0 0 21600 21600" draw:type="rectangle" draw:enhanced-path="M 0 0 L 21600 0 21600 21600 0 21600 0 0 Z N"/>
        </draw:custom-shape>
        <draw:connector draw:style-name="gr26" draw:text-style-name="P7" draw:layer="layout" svg:x1="24.13cm" svg:y1="26.67cm" svg:x2="24.13cm" svg:y2="27.623cm" draw:start-shape="id8" draw:start-glue-point="2" draw:end-shape="id9" draw:end-glue-point="0" svg:d="M24130 26670v953" svg:viewBox="0 0 1 954">
          <text:p/>
        </draw:connector>
        <draw:connector draw:style-name="gr27" draw:text-style-name="P7" draw:layer="layout" svg:x1="24.13cm" svg:y1="38.1cm" svg:x2="24.13cm" svg:y2="27.623cm" draw:start-shape="id12" draw:start-glue-point="2" draw:end-shape="id9" draw:end-glue-point="0" svg:d="M24130 38100v500h-9391v-11478h9391v501" svg:viewBox="0 0 9392 11479">
          <text:p/>
        </draw:connector>
        <draw:custom-shape draw:style-name="gr28" draw:text-style-name="P6" draw:layer="layout" svg:width="16.51cm" svg:height="7.62cm" svg:x="5.08cm" svg:y="2.54cm">
          <text:p text:style-name="P6">add breakpoint at 28, copy value of reg_5, restart prog with reg_0 set to that value to verif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1.28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8:57:54.819291669</meta:creation-date>
    <dc:date>2025-12-02T06:36:19.086984276</dc:date>
    <meta:editing-duration>PT11H38M5S</meta:editing-duration>
    <meta:editing-cycles>34</meta:editing-cycles>
    <meta:generator>LibreOffice/24.2.7.2$Linux_X86_64 LibreOffice_project/420$Build-2</meta:generator>
    <meta:document-statistic meta:object-count="32"/>
  </office:meta>
</office:document-meta>
</file>